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solid" draw:fill-color="#0066cc" draw:textarea-horizontal-align="justify" draw:textarea-vertical-align="middle" draw:auto-grow-height="false" fo:padding-top="0.174cm" fo:padding-bottom="0.125cm" fo:padding-left="0.25cm" fo:padding-right="0.25cm" fo:wrap-option="no-wrap"/>
    </style:style>
    <style:style style:name="gr2" style:family="graphic" style:parent-style-name="standard" style:list-style-name="L2">
      <style:graphic-properties draw:stroke="solid" svg:stroke-width="0.102cm" svg:stroke-color="#ff0000" draw:stroke-linejoin="round" draw:fill="solid" draw:fill-color="#ff8080" draw:textarea-horizontal-align="justify" draw:textarea-vertical-align="middle" draw:auto-grow-height="false" fo:padding-top="0.154cm" fo:padding-bottom="0.1cm" fo:padding-left="0.225cm" fo:padding-right="0.225cm" fo:wrap-option="no-wrap"/>
    </style:style>
    <style:style style:name="gr3" style:family="graphic" style:parent-style-name="standard">
      <style:graphic-properties draw:stroke="solid" svg:stroke-width="0.102cm" svg:stroke-color="#ff00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solid" svg:stroke-width="0.102cm" svg:stroke-color="#cccc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none" draw:fill="solid" draw:fill-color="#0066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1" style:family="graphic">
      <style:graphic-properties style:protect="size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-color="#9966cc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979cm" fo:min-width="4.088cm" draw:shadow-opacity="50%"/>
    </style:style>
    <style:style style:name="gr16" style:family="graphic" style:parent-style-name="standard">
      <style:graphic-properties draw:stroke="none" draw:fill-color="#cccccc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711cm" fo:min-width="4.492cm" draw:shadow-opacity="50%"/>
    </style:style>
    <style:style style:name="gr18" style:family="graphic" style:parent-style-name="standard">
      <style:graphic-properties draw:stroke="none" draw:fill-color="#ffcc99" draw:opacity="100%" draw:textarea-horizontal-align="justify" draw:textarea-vertical-align="middle" draw:auto-grow-height="false" draw:shadow-opacity="100%"/>
    </style:style>
    <style:style style:name="gr19" style:family="graphic" style:parent-style-name="standard">
      <style:graphic-properties draw:stroke="none" draw:fill-color="#33cc66" draw:opacity="35%" draw:textarea-horizontal-align="justify" draw:textarea-vertical-align="middle" draw:auto-grow-height="false" draw:shadow-opacity="35%"/>
    </style:style>
    <style:style style:name="gr20" style:family="graphic" style:parent-style-name="standard">
      <style:graphic-properties draw:stroke="none" draw:fill-color="#cccccc" draw:opacity="100%" draw:textarea-horizontal-align="justify" draw:textarea-vertical-align="middle" draw:auto-grow-height="false" draw:shadow-opacity="100%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draw:fill-color="#ffcc99" draw:opacity="50%" draw:textarea-horizontal-align="justify" draw:textarea-vertical-align="middle" draw:auto-grow-height="false" draw:shadow-opacity="50%"/>
    </style:style>
    <style:style style:name="gr24" style:family="graphic" style:parent-style-name="standard">
      <style:graphic-properties draw:stroke="none" draw:fill-color="#ffff99" draw:textarea-horizontal-align="justify" draw:textarea-vertical-align="middle" draw:auto-grow-height="false" draw:shadow="visible" draw:shadow-offset-x="0.102cm" draw:shadow-offset-y="0.102cm" draw:shadow-color="#e6e6e6"/>
    </style:style>
    <style:style style:name="gr25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26" style:family="graphic" style:parent-style-name="standard">
      <style:graphic-properties draw:stroke="solid" svg:stroke-color="#c0c0c0" draw:fill-color="#ffffff" draw:textarea-horizontal-align="justify" draw:textarea-vertical-align="middle" draw:auto-grow-height="false" fo:wrap-option="wrap"/>
    </style:style>
    <style:style style:name="gr27" style:family="graphic" style:parent-style-name="standard">
      <style:graphic-properties draw:stroke="none" draw:fill-color="#004586" draw:textarea-horizontal-align="justify" draw:textarea-vertical-align="middle" draw:auto-grow-height="false" draw:shadow="hidden" draw:shadow-offset-x="0.102cm" draw:shadow-offset-y="0.102cm" draw:shadow-color="#e6e6e6"/>
    </style:style>
    <style:style style:name="gr2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4.519cm" fo:min-width="5.059cm" draw:shadow-opacity="50%"/>
    </style:style>
    <style:style style:name="gr2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87cm" fo:min-width="3.98cm" draw:shadow-opacity="50%"/>
    </style:style>
    <style:style style:name="gr30" style:family="graphic" style:parent-style-name="standard">
      <style:graphic-properties svg:stroke-width="0.152cm" svg:stroke-color="#ff0000" draw:marker-start-width="0.432cm" draw:marker-end-width="0.432cm" draw:fill-color="#ff3366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-opacity="95%"/>
    </style:style>
    <style:style style:name="gr31" style:family="graphic" style:parent-style-name="standard">
      <style:graphic-properties draw:stroke="none" draw:fill-color="#ffff00" draw:textarea-vertical-align="middle" draw:auto-grow-height="false" fo:min-height="0cm" fo:min-width="0cm"/>
    </style:style>
    <style:style style:name="gr32" style:family="graphic" style:parent-style-name="standard">
      <style:graphic-properties draw:stroke="none" draw:fill-color="#ff0000" draw:textarea-vertical-align="middle" draw:auto-grow-height="false" fo:min-height="0cm" fo:min-width="0cm"/>
    </style:style>
    <style:style style:name="gr33" style:family="graphic" style:parent-style-name="standard">
      <style:graphic-properties draw:stroke="none" draw:fill-color="#ff0000" draw:opacity="45%" draw:textarea-horizontal-align="justify" draw:textarea-vertical-align="middle" draw:auto-grow-height="false" draw:shadow-opacity="45%"/>
    </style:style>
    <style:style style:name="gr34" style:family="graphic" style:parent-style-name="standard">
      <style:graphic-properties draw:stroke="none" draw:fill-color="#6b4794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 draw:shadow-opacity="50%"/>
    </style:style>
    <style:style style:name="gr36" style:family="graphic" style:parent-style-name="objectwithoutfill">
      <style:graphic-properties svg:stroke-width="0.152cm" svg:stroke-color="#ff0000" draw:marker-start-width="0.432cm" draw:marker-end="Arrow" draw:marker-end-width="0.381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draw:shadow-opacity="20%"/>
    </style:style>
    <style:style style:name="gr38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25.677cm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Default-title">
      <style:graphic-properties fo:min-height="1.069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565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align="center" fo:text-indent="0cm" style:line-break="strict"/>
    </style:style>
    <style:style style:name="P6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text-indent="0cm" style:line-break="strict"/>
    </style:style>
    <style:style style:name="P8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9" style:family="paragraph">
      <style:text-properties fo:font-size="12pt"/>
    </style:style>
    <style:style style:name="P10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11" style:family="paragraph">
      <style:text-properties fo:color="#0000ff" style:text-outline="true" fo:font-family="'DejaVu Sans Condensed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style:text-properties fo:color="#008000" fo:font-size="20pt" fo:font-weight="bold" style:font-size-asian="20pt" style:font-weight-asian="bold" style:font-size-complex="20pt" style:font-weight-complex="bold"/>
    </style:style>
    <style:style style:name="P18" style:family="paragraph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P19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0" style:family="paragraph">
      <style:paragraph-properties fo:text-align="center"/>
      <style:text-properties fo:font-size="15pt" style:font-size-asian="15pt" style:font-size-complex="15pt"/>
    </style:style>
    <style:style style:name="P21" style:family="paragraph">
      <style:text-properties fo:font-size="20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family="'Ubuntu Mono'" style:font-pitch="fixed"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text-align="start"/>
      <style:text-properties fo:font-family="'Ubuntu Mono'" style:font-pitch="fixed" fo:font-size="10pt" style:font-size-asian="10pt" style:font-size-complex="10pt"/>
    </style:style>
    <style:style style:name="P25" style:family="paragraph">
      <style:paragraph-properties fo:text-align="center"/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26" style:family="paragraph">
      <style:paragraph-properties fo:text-align="start"/>
      <style:text-properties fo:font-family="'DejaVu Sans Condensed'" style:font-family-generic="swiss" style:font-pitch="variable" fo:font-size="10pt" style:font-size-asian="10pt" style:font-size-complex="10pt"/>
    </style:style>
    <style:style style:name="P27" style:family="paragraph">
      <style:paragraph-properties fo:text-align="center"/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28" style:family="paragraph">
      <style:text-properties fo:font-size="22pt" fo:font-weight="bold" style:font-size-asian="22pt" style:font-weight-asian="bold" style:font-size-complex="22pt" style:font-weight-complex="bold"/>
    </style:style>
    <style:style style:name="P29" style:family="paragraph">
      <style:text-properties fo:color="#008000" fo:font-weight="bold" style:font-weight-asian="bold" style:font-weight-complex="bold"/>
    </style:style>
    <style:style style:name="P30" style:family="paragraph">
      <style:text-properties fo:color="#0000ff" style:text-outline="true" fo:font-family="'DejaVu Sans Condensed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1" style:family="paragraph">
      <style:paragraph-properties fo:text-align="center"/>
      <style:text-properties fo:color="#ffff00" fo:font-size="16pt" style:font-size-asian="16pt" style:font-size-complex="16pt"/>
    </style:style>
    <style:style style:name="P32" style:family="paragraph">
      <style:paragraph-properties fo:text-align="center"/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P33" style:family="paragraph">
      <style:paragraph-properties fo:text-align="center"/>
      <style:text-properties fo:color="#ffff00" fo:font-size="14pt" style:font-size-asian="14pt" style:font-size-complex="14pt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style:text-properties fo:color="#ff0000" fo:font-size="15pt" style:font-size-asian="15pt" style:font-size-complex="15pt"/>
    </style:style>
    <style:style style:name="T1" style:family="text">
      <style:text-properties fo:color="#ffffff"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666600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size="44pt" fo:language="en" fo:country="US" style:font-size-asian="44pt" style:font-size-complex="44pt"/>
    </style:style>
    <style:style style:name="T5" style:family="text">
      <style:text-properties fo:color="#666600" fo:font-size="20pt" fo:language="en" fo:country="US" fo:font-style="italic" style:font-size-asian="20pt" style:font-style-asian="italic" style:font-size-complex="20pt" style:font-style-complex="italic"/>
    </style:style>
    <style:style style:name="T6" style:family="text">
      <style:text-properties fo:color="#666600" fo:font-size="20pt" fo:language="en" fo:country="US" style:font-size-asian="20pt" style:font-size-complex="20pt"/>
    </style:style>
    <style:style style:name="T7" style:family="text">
      <style:text-properties fo:color="#666600" fo:font-size="20pt" fo:language="en" fo:country="US" fo:font-weight="bold" style:font-size-asian="20pt" style:font-weight-asian="bold" style:font-size-complex="20pt" style:font-weight-complex="bold"/>
    </style:style>
    <style:style style:name="T8" style:family="text">
      <style:text-properties fo:color="#666600" fo:font-size="28pt" fo:language="en" fo:country="US" fo:font-weight="bold" style:font-size-asian="28pt" style:font-weight-asian="bold" style:font-size-complex="28pt" style:font-weight-complex="bold"/>
    </style:style>
    <style:style style:name="T9" style:family="text">
      <style:text-properties fo:color="#0000ff" style:text-outline="true" fo:font-family="'DejaVu Sans Condensed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'Ubuntu Mono'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family="'Ubuntu Mono'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family="'Ubuntu Mono'" style:font-pitch="fixed"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family="'Ubuntu Mono'" style:font-pitch="fixed" fo:font-size="10pt" style:font-size-asian="10pt" style:font-size-complex="10pt"/>
    </style:style>
    <style:style style:name="T21" style:family="text"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family="'DejaVu Sans Condensed'" style:font-family-generic="swiss" style:font-pitch="variable" fo:font-size="10pt" style:font-size-asian="10pt" style:font-size-complex="10pt"/>
    </style:style>
    <style:style style:name="T23" style:family="text">
      <style:text-properties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family="'DejaVu Sans Condensed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family="'DejaVu Sans Condensed'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26" style:family="text"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008000" fo:font-weight="bold" style:font-weight-asian="bold" style:font-weight-complex="bold"/>
    </style:style>
    <style:style style:name="T29" style:family="text">
      <style:text-properties fo:color="#0000ff" style:text-outline="true" fo:font-family="'DejaVu Sans Condensed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30" style:family="text">
      <style:text-properties fo:font-size="60pt" fo:font-weight="bold" style:font-size-asian="60pt" style:font-weight-asian="bold" style:font-size-complex="60pt" style:font-weight-complex="bold"/>
    </style:style>
    <style:style style:name="T31" style:family="text">
      <style:text-properties fo:color="#ffff00" fo:font-size="16pt" style:font-size-asian="16pt" style:font-size-complex="16pt"/>
    </style:style>
    <style:style style:name="T32" style:family="text"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T33" style:family="text">
      <style:text-properties fo:color="#ffff00" fo:font-size="16pt" style:text-underline-style="none" fo:font-weight="normal" style:font-size-asian="16pt" style:font-weight-asian="normal" style:font-size-complex="16pt" style:font-weight-complex="normal"/>
    </style:style>
    <style:style style:name="T34" style:family="text">
      <style:text-properties fo:color="#ffff00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35" style:family="text">
      <style:text-properties fo:color="#ffff00" fo:font-size="14pt" style:font-size-asian="14pt" style:font-size-complex="14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ffff00" fo:font-size="16pt" fo:font-weight="normal" style:font-size-asian="16pt" style:font-weight-asian="normal" style:font-size-complex="16pt" style:font-weight-complex="normal"/>
    </style:style>
    <style:style style:name="T39" style:family="text">
      <style:text-properties fo:color="#ffff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color="#ffff00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1" style:family="text">
      <style:text-properties fo:color="#ffff00" fo:font-size="16pt" fo:font-style="italic" style:font-size-asian="16pt" style:font-style-asian="italic" style:font-size-complex="16pt" style:font-style-complex="italic"/>
    </style:style>
    <style:style style:name="T42" style:family="text">
      <style:text-properties fo:color="#ffff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color="#ffff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44" style:family="text">
      <style:text-properties fo:color="#ffff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color="#ffff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47" style:family="text">
      <style:text-properties fo:color="#ff0000" fo:font-size="15pt" style:font-size-asian="15pt" style:font-size-complex="15pt"/>
    </style:style>
    <style:style style:name="T48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49" style:family="text">
      <style:text-properties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50" style:family="text">
      <style:text-properties fo:color="#0000ff" fo:font-family="'Ubuntu Mono'" style:font-pitch="fixed" fo:font-size="18pt" fo:font-weight="bold" style:font-size-asian="18pt" style:font-weight-asian="bold" style:font-size-complex="18pt" style:font-weight-complex="bold"/>
    </style:style>
    <style:style style:name="T51" style:family="text">
      <style:text-properties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3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4" style:family="text">
      <style:text-properties fo:color="#0000ff" fo:font-family="'Ubuntu Mono'" style:font-pitch="fixed" fo:font-size="16pt" fo:font-weight="bold" style:font-size-asian="16pt" style:font-weight-asian="bold" style:font-size-complex="16pt" style:font-weight-complex="bold"/>
    </style:style>
    <style:style style:name="T55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6" style:family="text">
      <style:text-properties fo:color="#000000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7" style:family="text">
      <style:text-properties fo:color="#0000ff" fo:font-family="'Ubuntu Mono'" style:font-pitch="fixed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666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5.587cm" svg:height="3.047cm" svg:x="4.066cm" svg:y="17.017cm">
          <text:list text:style-name="L1">
            <text:list-header>
              <text:p text:style-name="P1"><text:span text:style-name="T1">De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8.634cm" svg:height="5.08cm" svg:x="9.146cm" svg:y="3.554cm">
          <text:list text:style-name="L2">
            <text:list-header>
              <text:p text:style-name="P1"><text:span text:style-name="T2">Telefonica</text:span></text:p>
              <text:p text:style-name="P1"><text:span text:style-name="T2">automated test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463cm" svg:y1="8.634cm" svg:x2="8.899cm" svg:y2="11.406cm" draw:start-shape="id1" draw:start-glue-point="2" draw:end-shape="id2" draw:end-glue-point="11" svg:d="m13463 8634-4564 2772" svg:viewBox="0 0 4565 2773">
          <text:p/>
        </draw:connector>
        <draw:connector draw:style-name="gr3" draw:text-style-name="P3" draw:layer="layout" draw:type="line" svg:x1="13.463cm" svg:y1="8.586cm" svg:x2="17.731cm" svg:y2="11.406cm" draw:end-shape="id3" draw:end-glue-point="5" svg:d="m13463 8586 4268 2820" svg:viewBox="0 0 4269 2821">
          <text:p/>
        </draw:connector>
        <draw:connector draw:style-name="gr4" draw:text-style-name="P3" draw:layer="layout" draw:type="line" svg:x1="16.982cm" svg:y1="12.362cm" svg:x2="9.648cm" svg:y2="12.362cm" draw:start-shape="id3" draw:start-glue-point="6" draw:end-shape="id2" draw:end-glue-point="10" svg:d="m16982 12362h-7334" svg:viewBox="0 0 7335 1">
          <text:p/>
        </draw:connector>
        <draw:custom-shape draw:style-name="gr5" draw:text-style-name="P4" draw:layer="layout" svg:width="0.763cm" svg:height="3.303cm" svg:x="6.601cm" svg:y="13.7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xml:id="id2" draw:id="id2" draw:layer="layout" svg:width="5.115cm" svg:height="2.703cm" svg:x="4.533cm" svg:y="11.011cm">
          <text:list text:style-name="L3">
            <text:list-header>
              <text:p text:style-name="P5"><text:span text:style-name="T3">Marionett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5.115cm" svg:height="2.703cm" svg:x="16.982cm" svg:y="11.011cm">
          <text:list text:style-name="L3">
            <text:list-header>
              <text:p text:style-name="P5"><text:span text:style-name="T3">Gaiates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5.193cm" svg:height="1.958cm" svg:x="1.398cm" svg:y="0.582cm">
          <text:list text:style-name="L2">
            <text:list-header>
              <text:p text:style-name="P5"><text:span text:style-name="T4">OWD: automated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/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9" draw:text-style-name="P8" draw:layer="layout" svg:width="24.637cm" svg:height="12.537cm" svg:x="1.777cm" svg:y="6.35cm">
          <text:list text:style-name="L3">
            <text:list-header>
              <text:p text:style-name="P7"><text:span text:style-name="T5">Marionette</text:span><text:span text:style-name="T6"> is an automation driver developed by Mozilla. <text:s/></text:span></text:p>
              <text:p text:style-name="P7"><text:span text:style-name="T6"/></text:p>
              <text:p text:style-name="P7"><text:span text:style-name="T6">It can remotely drive either the UI or the internal JavaScript of a program built on the Gecko platform. </text:span></text:p>
              <text:p text:style-name="P7"><text:span text:style-name="T6"/></text:p>
              <text:p text:style-name="P7"><text:span text:style-name="T6">Marionette runs as a server on your test device, allowing you to connect to that server and remotely drive tests and send commands.</text:span></text:p>
              <text:p text:style-name="P7"><text:span text:style-name="T6"/></text:p>
              <text:p text:style-name="P7"><text:span text:style-name="T7">In short, it allows you to programatically control your 'b2g' devic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8.167cm" svg:height="3.81cm" svg:x="9.653cm" svg:y="1.27cm">
          <text:list text:style-name="L3">
            <text:list-header>
              <text:p text:style-name="P5"><text:span text:style-name="T8">'Marionette' 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6cm" svg:height="10.473cm" svg:x="3.81cm" svg:y="2.121cm" draw:page-number="2" presentation:class="page"/>
          <draw:frame presentation:style-name="pr1" draw:text-style-name="P9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2" draw:text-style-name="P8" draw:layer="layout" svg:width="26.67cm" svg:height="12.536cm" svg:x="0.763cm" svg:y="6.227cm">
          <text:list text:style-name="L3">
            <text:list-header>
              <text:p text:style-name="P7"><text:span text:style-name="T5">Gaiatest</text:span><text:span text:style-name="T6"> is a test framework being developed by Mozilla and provides us with a 'higher level interface' to the Marionette framework (i.e. 'launch application', 'enable networking' etc...).</text:span></text:p>
              <text:p text:style-name="P7"><text:span text:style-name="T6"/></text:p>
              <text:p text:style-name="P7"><text:span text:style-name="T6">Although we primarily rely on Marionette 'directly', </text:span><text:span text:style-name="T5">Gaiatest</text:span><text:span text:style-name="T6"> shields us against some of the development changes in both Marionette and b2g applications, as it is maintained constantly by a dedicated team in Mozilla and therefore contains the latest information (HTML element locations / marionette methods etc...), as well as providing us with examples on Marionette usag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6" draw:layer="layout" svg:width="8.167cm" svg:height="3.81cm" svg:x="9.653cm" svg:y="1.27cm">
          <text:list text:style-name="L3">
            <text:list-header>
              <text:p text:style-name="P5"><text:span text:style-name="T8">'Gaiatest' 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6cm" svg:height="10.473cm" svg:x="3.81cm" svg:y="2.121cm" draw:page-number="3" presentation:class="page"/>
          <draw:frame presentation:style-name="pr1" draw:text-style-name="P9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6.096cm" svg:height="2.967cm" svg:x="15.821cm" svg:y="16.22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11" draw:layer="layout" svg:width="4.588cm" svg:height="2.229cm" svg:x="17.002cm" svg:y="17.08cm">
          <draw:text-box>
            <text:p><text:span text:style-name="T9">utils</text:span></text:p>
          </draw:text-box>
        </draw:frame>
        <draw:custom-shape draw:style-name="gr16" draw:text-style-name="P10" draw:layer="layout" svg:width="6.096cm" svg:height="2.967cm" svg:x="18.578cm" svg:y="12.54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11" draw:layer="layout" svg:width="4.992cm" svg:height="1.961cm" svg:x="19.558cm" svg:y="13.312cm">
          <draw:text-box>
            <text:p><text:span text:style-name="T9">apps</text:span></text:p>
          </draw:text-box>
        </draw:frame>
        <draw:custom-shape draw:style-name="gr18" draw:text-style-name="P13" draw:layer="layout" svg:width="3.484cm" svg:height="2.256cm" svg:x="22.497cm" svg:y="15.985cm">
          <text:p text:style-name="P12"><text:span text:style-name="T1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1.176cm" svg:height="8.785cm" svg:x="15.24cm" svg:y="10.894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4" draw:layer="layout" svg:width="6.096cm" svg:height="2.205cm" svg:x="3.125cm" svg:y="17.607cm">
          <text:p text:style-name="P12"><text:span text:style-name="T11">.. etc ...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4" draw:layer="layout" svg:width="6.096cm" svg:height="2.205cm" svg:x="3.125cm" svg:y="15.829cm">
          <text:p text:style-name="P12"><text:span text:style-name="T11">4700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4" draw:layer="layout" svg:width="6.096cm" svg:height="2.205cm" svg:x="3.125cm" svg:y="13.97cm">
          <text:p text:style-name="P12"><text:span text:style-name="T11">19181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6" draw:layer="layout" svg:width="6.096cm" svg:height="2.205cm" svg:x="3.125cm" svg:y="12.273cm">
          <text:p text:style-name="P15"><text:span text:style-name="T12">19353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6.604cm" svg:height="10.668cm" svg:x="2.871cm" svg:y="9.652cm">
          <text:p/>
          <draw:enhanced-geometry svg:viewBox="0 0 88 21600" draw:glue-points="44 ?f6 44 0 0 10800 44 21600 88 10800" draw:text-areas="0 ?f6 88 ?f3" draw:type="can" draw:modifiers="2585.359452619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2" draw:text-style-name="P17" draw:layer="layout" svg:width="6.781cm" svg:height="1.069cm" svg:x="2.871cm" svg:y="9.652cm" presentation:class="title" presentation:user-transformed="true">
          <draw:text-box>
            <text:p><text:span text:style-name="T13">owd_test_cases</text:span></text:p>
          </draw:text-box>
        </draw:frame>
        <draw:frame presentation:style-name="pr2" draw:text-style-name="P17" draw:layer="layout" svg:width="9.398cm" svg:height="1.069cm" svg:x="16.256cm" svg:y="10.894cm" presentation:class="title" presentation:user-transformed="true">
          <draw:text-box>
            <text:p><text:span text:style-name="T13">OWD_TEST_TOOLKIT</text:span></text:p>
          </draw:text-box>
        </draw:frame>
        <draw:line draw:style-name="gr21" draw:text-style-name="P12" draw:layer="layout" svg:x1="9.221cm" svg:y1="13.381cm" svg:x2="15.24cm" svg:y2="13.381cm">
          <text:p/>
        </draw:line>
        <draw:line draw:style-name="gr21" draw:text-style-name="P12" draw:layer="layout" svg:x1="9.221cm" svg:y1="15.159cm" svg:x2="15.24cm" svg:y2="15.159cm">
          <text:p/>
        </draw:line>
        <draw:line draw:style-name="gr21" draw:text-style-name="P12" draw:layer="layout" svg:x1="9.221cm" svg:y1="16.937cm" svg:x2="15.24cm" svg:y2="16.937cm">
          <text:p/>
        </draw:line>
        <draw:line draw:style-name="gr21" draw:text-style-name="P12" draw:layer="layout" svg:x1="9.221cm" svg:y1="18.715cm" svg:x2="15.24cm" svg:y2="18.715cm">
          <text:p/>
        </draw:line>
        <draw:frame draw:style-name="gr22" draw:text-style-name="P18" draw:layer="layout" svg:width="12.592cm" svg:height="0.958cm" svg:x="1.886cm" svg:y="2.794cm">
          <draw:text-box>
            <text:p><text:span text:style-name="T14">owd_test_cases/run_tests.sh {</text:span><text:span text:style-name="T15">type</text:span><text:span text:style-name="T16">}</text:span></text:p>
          </draw:text-box>
        </draw:frame>
        <draw:line draw:style-name="gr21" draw:text-style-name="P12" draw:layer="layout" svg:x1="6.096cm" svg:y1="3.832cm" svg:x2="6.096cm" svg:y2="5.334cm">
          <text:p/>
        </draw:line>
        <draw:frame presentation:style-name="pr3" draw:text-style-name="P19" draw:layer="layout" svg:width="25.199cm" svg:height="3.506cm" svg:x="1.401cm" svg:y="-0.204cm" presentation:class="title" presentation:user-transformed="true">
          <draw:text-box>
            <text:p><text:span text:style-name="T17">Running tests</text:span></text:p>
          </draw:text-box>
        </draw:frame>
        <draw:custom-shape draw:style-name="gr23" draw:text-style-name="P20" draw:layer="layout" svg:width="6.604cm" svg:height="2.54cm" svg:x="2.794cm" svg:y="5.334cm">
          <text:p text:style-name="P12"><text:span text:style-name="T18">xref_tests_table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1" draw:text-style-name="P12" draw:layer="layout" svg:x1="6.096cm" svg:y1="7.874cm" svg:x2="6.096cm" svg:y2="9.652cm">
          <text:p/>
        </draw:lin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24" draw:text-style-name="P23" draw:layer="layout" svg:width="11.606cm" svg:height="3.301cm" svg:x="1.27cm" svg:y="3.303cm">
          <text:p text:style-name="P22"><text:span text:style-name="T19">#</text:span></text:p>
          <text:p text:style-name="P22"><text:span text:style-name="T19"># Imports which are standard for all test cases.</text:span></text:p>
          <text:p text:style-name="P22"><text:span text:style-name="T19">#</text:span></text:p>
          <text:p text:style-name="P22"><text:span text:style-name="T19">import sys</text:span></text:p>
          <text:p text:style-name="P22"><text:span text:style-name="T19">sys.path.insert(1, "./")</text:span></text:p>
          <text:p text:style-name="P22"><text:span text:style-name="T19">from gaiatest <text:s text:c="2"/>import GaiaTestCase</text:span></text:p>
          <text:p text:style-name="P22"><text:span text:style-name="T19">from OWDTestToolkit import *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11.606cm" svg:height="1.778cm" svg:x="1.311cm" svg:y="6.858cm">
          <text:p text:style-name="P22"><text:span text:style-name="T20">#</text:span></text:p>
          <text:p text:style-name="P22"><text:span text:style-name="T20"># Imports particular to this test case.</text:span></text:p>
          <text:p text:style-name="P22"><text:span text:style-name="T20">#</text:span></text:p>
          <text:p text:style-name="P22"><text:span text:style-name="T20">from apps.app_contacts import *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11.606cm" svg:height="1.521cm" svg:x="1.27cm" svg:y="8.89cm">
          <text:p text:style-name="P22"><text:span text:style-name="T19">class</text:span><text:span text:style-name="T20"> test_99</text:span><text:span text:style-name="T19">(GaiaTestCase):</text:span></text:p>
          <text:p text:style-name="P22"><text:span text:style-name="T20"><text:s text:c="4"/></text:span><text:span text:style-name="T20">_Description = "Create a contact."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11.606cm" svg:height="4.572cm" svg:x="1.27cm" svg:y="10.668cm">
          <text:p text:style-name="P22"><text:span text:style-name="T20"><text:s text:c="4"/></text:span><text:span text:style-name="T19">def setUp(self):</text:span></text:p>
          <text:p text:style-name="P22"><text:span text:style-name="T20"><text:s text:c="12"/></text:span></text:p>
          <text:p text:style-name="P22"><text:span text:style-name="T20"><text:s text:c="8"/></text:span><text:span text:style-name="T20">#</text:span></text:p>
          <text:p text:style-name="P22"><text:span text:style-name="T20"><text:s text:c="8"/></text:span><text:span text:style-name="T20"># Set up child objects...</text:span></text:p>
          <text:p text:style-name="P22"><text:span text:style-name="T20"><text:s text:c="8"/></text:span><text:span text:style-name="T20">#</text:span></text:p>
          <text:p text:style-name="P22"><text:span text:style-name="T20"><text:s text:c="8"/></text:span><text:span text:style-name="T20"># Standard.</text:span></text:p>
          <text:p text:style-name="P22"><text:span text:style-name="T20"><text:s text:c="8"/></text:span><text:span text:style-name="T20">GaiaTestCase.setUp(self)</text:span></text:p>
          <text:p text:style-name="P22"><text:span text:style-name="T20"><text:s text:c="8"/></text:span><text:span text:style-name="T20">self.UTILS <text:s text:c="5"/>= UTILS(self)</text:span></text:p>
          <text:p text:style-name="P22"><text:span text:style-name="T20"><text:s text:c="8"/></text:span></text:p>
          <text:p text:style-name="P22"><text:span text:style-name="T20"><text:s text:c="8"/></text:span><text:span text:style-name="T20"># Specific for this test.</text:span></text:p>
          <text:p text:style-name="P22"><text:span text:style-name="T20"><text:s text:c="8"/></text:span><text:span text:style-name="T20">self.contacts <text:s text:c="2"/>= Contacts(self)</text:span></text:p>
          <text:p text:style-name="P22"><text:span text:style-name="T20"><text:s text:c="8"/>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11.606cm" svg:height="1.264cm" svg:x="1.27cm" svg:y="15.494cm">
          <text:p text:style-name="P22"><text:span text:style-name="T19"><text:s text:c="4"/></text:span><text:span text:style-name="T19">def tearDown(self):</text:span></text:p>
          <text:p text:style-name="P22"><text:span text:style-name="T20"><text:s text:c="8"/></text:span><text:span text:style-name="T20">self.UTILS.reportResults()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11.606cm" svg:height="3.505cm" svg:x="1.27cm" svg:y="17.018cm">
          <text:p text:style-name="P22"><text:span text:style-name="T19"><text:s text:c="4"/></text:span><text:span text:style-name="T19">def test_run(self):</text:span></text:p>
          <text:p text:style-name="P22"><text:span text:style-name="T20"><text:s text:c="8"/></text:span><text:span text:style-name="T20">#</text:span></text:p>
          <text:p text:style-name="P22"><text:span text:style-name="T20"><text:s text:c="8"/></text:span><text:span text:style-name="T20"># Launch contacts app.</text:span></text:p>
          <text:p text:style-name="P22"><text:span text:style-name="T20"><text:s text:c="8"/></text:span><text:span text:style-name="T20">#</text:span></text:p>
          <text:p text:style-name="P22"><text:span text:style-name="T20"><text:s text:c="8"/></text:span><text:span text:style-name="T20">self.contacts.launch()</text:span></text:p>
          <text:p text:style-name="P22"><text:span text:style-name="T20"><text:s text:c="8"/></text:span></text:p>
          <text:p text:style-name="P22"><text:span text:style-name="T20"><text:s text:c="8"/></text:span><text:span text:style-name="T20">#</text:span></text:p>
          <text:p text:style-name="P22"><text:span text:style-name="T20"><text:s text:c="8"/></text:span><text:span text:style-name="T20"># Do the tests ...</text:span></text:p>
          <text:p text:style-name="P22"><text:span text:style-name="T20"><text:s text:c="8"/></text:span><text:span text:style-name="T20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12.413cm" svg:height="0.762cm" svg:x="0.465cm" svg:y="2.286cm">
          <text:p text:style-name="P12"><text:span text:style-name="T21">Code sections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14.175cm" svg:height="3.301cm" svg:x="13.208cm" svg:y="3.303cm">
          <text:p text:style-name="P22"><text:span text:style-name="T22">Standard external files required for all tests –</text:span><text:span text:style-name="T23">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14.175cm" svg:height="1.778cm" svg:x="13.208cm" svg:y="6.858cm">
          <text:p text:style-name="P22"><text:span text:style-name="T22">External files required for this specific test case (I've used </text:span><text:span text:style-name="T24">app_contacts</text:span><text:span text:style-name="T22"> here as an example, which contains the logic for 'doing things' in the Contacts application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14.175cm" svg:height="1.521cm" svg:x="13.208cm" svg:y="8.89cm">
          <text:p text:style-name="P22"><text:span text:style-name="T22">Leave this as it is here, just change the number and description to match your test case.(The “_Description” variable is vital because it's used by the controlling Unix shell script.)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14.175cm" svg:height="4.572cm" svg:x="13.208cm" svg:y="10.668cm">
          <text:p text:style-name="P22"><text:span text:style-name="T22">Linking the objects together, such as “contacts” app class (which contains methods relating to that app) and initializing Gaiatest.</text:span></text:p>
          <text:p text:style-name="P22"><text:span text:style-name="T22"/></text:p>
          <text:p text:style-name="P22"><text:span text:style-name="T22">The only part you should need to change is the “Specific for this test.” section. This just gives you a simple object to use instead of having to type “Contacts(self)” all the time. You need one of these for the class names in the files you included in section 2.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14.175cm" svg:height="1.264cm" svg:x="13.208cm" svg:y="15.494cm">
          <text:p text:style-name="P22"><text:span text:style-name="T22">Standard method that produces the overall test report – just leave this as it is here.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14.175cm" svg:height="3.505cm" svg:x="13.208cm" svg:y="17.018cm">
          <text:p text:style-name="P22"><text:span text:style-name="T22">This is where the magic happens! First you launch your application (usually), then start adding tests. Remember: functionality that accesses parts of the application should be in the OWDTestToolkit/</text:span><text:span text:style-name="T25"> scripts. Code here should really just be focused on tests for this test cas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14.175cm" svg:height="0.762cm" svg:x="13.208cm" svg:y="2.286cm">
          <text:p text:style-name="P12"><text:span text:style-name="T21">Descrip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3.301cm" svg:x="0.508cm" svg:y="3.303cm">
          <text:p text:style-name="P12"><text:span text:style-name="T26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1.778cm" svg:x="0.51cm" svg:y="6.858cm">
          <text:p text:style-name="P12"><text:span text:style-name="T26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1.521cm" svg:x="0.508cm" svg:y="8.89cm">
          <text:p text:style-name="P12"><text:span text:style-name="T26">3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4.572cm" svg:x="0.508cm" svg:y="10.668cm">
          <text:p text:style-name="P12"><text:span text:style-name="T26">4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1.264cm" svg:x="0.508cm" svg:y="15.494cm">
          <text:p text:style-name="P12"><text:span text:style-name="T26">5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3.505cm" svg:x="0.508cm" svg:y="17.018cm">
          <text:p text:style-name="P12"><text:span text:style-name="T2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13.583cm" svg:height="1.119cm" svg:x="7.499cm" svg:y="0.816cm">
          <draw:text-box>
            <text:p><text:span text:style-name="T27">A test case script (owd_test_cases)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custom-shape draw:style-name="gr19" draw:text-style-name="P12" draw:layer="layout" svg:width="19.558cm" svg:height="18.796cm" svg:x="4.318cm" svg:y="1.27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9" draw:layer="layout" svg:width="11.867cm" svg:height="2.565cm" svg:x="7.874cm" svg:y="0.991cm" presentation:class="title" presentation:user-transformed="true">
          <draw:text-box>
            <text:p><text:span text:style-name="T28">The 'toolkit'</text:span></text:p>
          </draw:text-box>
        </draw:frame>
        <draw:custom-shape draw:style-name="gr14" draw:text-style-name="P10" draw:layer="layout" svg:width="10.668cm" svg:height="6.35cm" svg:x="5.334cm" svg:y="12.446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30" draw:layer="layout" svg:width="8.029cm" svg:height="4.769cm" svg:x="6.604cm" svg:y="14.281cm">
          <draw:text-box>
            <text:p><text:span text:style-name="T29">utils</text:span></text:p>
          </draw:text-box>
        </draw:frame>
        <draw:custom-shape draw:style-name="gr16" draw:text-style-name="P10" draw:layer="layout" svg:width="10.668cm" svg:height="6.35cm" svg:x="10.16cm" svg:y="4.57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30" draw:layer="layout" svg:width="8.736cm" svg:height="4.196cm" svg:x="11.43cm" svg:y="6.218cm">
          <draw:text-box>
            <text:p><text:span text:style-name="T29">apps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6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custom-shape draw:style-name="gr14" draw:text-style-name="P10" draw:layer="layout" svg:width="10.668cm" svg:height="6.35cm" svg:x="5.334cm" svg:y="12.446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30" draw:layer="layout" svg:width="8.029cm" svg:height="4.769cm" svg:x="6.604cm" svg:y="14.281cm">
          <draw:text-box>
            <text:p><text:span text:style-name="T29">utils</text:span></text:p>
          </draw:text-box>
        </draw:frame>
        <draw:custom-shape draw:style-name="gr16" draw:text-style-name="P10" draw:layer="layout" svg:width="10.668cm" svg:height="6.35cm" svg:x="10.16cm" svg:y="4.57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30" draw:layer="layout" svg:width="8.736cm" svg:height="4.196cm" svg:x="11.43cm" svg:y="6.218cm">
          <draw:text-box>
            <text:p><text:span text:style-name="T29">apps</text:span></text:p>
          </draw:text-box>
        </draw:frame>
        <draw:custom-shape draw:style-name="gr19" draw:text-style-name="P12" draw:layer="layout" svg:width="19.558cm" svg:height="18.796cm" svg:x="4.318cm" svg:y="1.27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9" draw:layer="layout" svg:width="11.867cm" svg:height="2.565cm" svg:x="7.874cm" svg:y="0.991cm" presentation:class="title" presentation:user-transformed="true">
          <draw:text-box>
            <text:p><text:span text:style-name="T28">The 'toolkit'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31" draw:layer="layout" svg:width="8.382cm" svg:height="5.842cm" svg:x="18.306cm" svg:y="3.048cm">
          <text:p text:style-name="P12"><text:span text:style-name="T31">Contains HTML element</text:span></text:p>
          <text:p text:style-name="P12"><text:span text:style-name="T31">definitions (so they're easy to </text:span></text:p>
          <text:p text:style-name="P12"><text:span text:style-name="T31">find when they change, and</text:span></text:p>
          <text:p text:style-name="P12"><text:span text:style-name="T31">they can be used by more</text:span></text:p>
          <text:p text:style-name="P12"><text:span text:style-name="T31">than one method or script)..</text:span></text:p>
          <draw:enhanced-geometry svg:viewBox="0 0 21600 21600" draw:text-areas="800 800 20800 20800" draw:type="round-rectangular-callout" draw:modifiers="5359.41786949779 37636.4196474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7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30" draw:layer="layout" svg:width="8.029cm" svg:height="4.769cm" svg:x="6.604cm" svg:y="14.282cm">
          <draw:text-box>
            <text:p><text:span text:style-name="T29">utils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9" draw:layer="layout" svg:width="11.867cm" svg:height="2.565cm" svg:x="7.874cm" svg:y="0.992cm" presentation:class="title" presentation:user-transformed="true">
          <draw:text-box>
            <text:p><text:span text:style-name="T28">The 'toolkit'</text:span></text:p>
          </draw:text-box>
        </draw:frame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30" draw:layer="layout" svg:width="8.736cm" svg:height="4.196cm" svg:x="11.43cm" svg:y="6.219cm">
          <draw:text-box>
            <text:p><text:span text:style-name="T29">apps</text:span></text:p>
          </draw:text-box>
        </draw:frame>
        <draw:custom-shape draw:style-name="gr30" draw:text-style-name="P31" draw:layer="layout" svg:width="8.382cm" svg:height="5.842cm" svg:x="18.796cm" svg:y="9.906cm">
          <text:p text:style-name="P12"><text:span text:style-name="T31">Methods relating to specific</text:span></text:p>
          <text:p text:style-name="P12"><text:span text:style-name="T31">apps.</text:span></text:p>
          <draw:enhanced-geometry svg:viewBox="0 0 21600 21600" draw:text-areas="800 800 20800 20800" draw:type="round-rectangular-callout" draw:modifiers="-3055.89884289634 2181.07136744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8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30" draw:layer="layout" svg:width="8.736cm" svg:height="4.196cm" svg:x="11.43cm" svg:y="6.219cm">
          <draw:text-box>
            <text:p><text:span text:style-name="T29">apps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9" draw:layer="layout" svg:width="11.867cm" svg:height="2.565cm" svg:x="7.874cm" svg:y="0.992cm" presentation:class="title" presentation:user-transformed="true">
          <draw:text-box>
            <text:p><text:span text:style-name="T28">The 'toolkit'</text:span></text:p>
          </draw:text-box>
        </draw:frame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30" draw:layer="layout" svg:width="8.029cm" svg:height="4.769cm" svg:x="6.604cm" svg:y="14.282cm">
          <draw:text-box>
            <text:p><text:span text:style-name="T29">utils</text:span></text:p>
          </draw:text-box>
        </draw:frame>
        <draw:custom-shape draw:style-name="gr30" draw:text-style-name="P31" draw:layer="layout" svg:width="9.906cm" svg:height="5.842cm" svg:x="17.526cm" svg:y="14.478cm">
          <text:p text:style-name="P12"><text:span text:style-name="T31">Methods which can be used by </text:span></text:p>
          <text:p text:style-name="P12"><text:span text:style-name="T31">more than one app, or not related</text:span></text:p>
          <text:p text:style-name="P12"><text:span text:style-name="T31">to any app.</text:span></text:p>
          <draw:enhanced-geometry svg:viewBox="0 0 21600 21600" draw:text-areas="800 800 20800 20800" draw:type="round-rectangular-callout" draw:modifiers="-5489.93640859998 5323.29282902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9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9" draw:layer="layout" svg:width="11.867cm" svg:height="2.565cm" svg:x="7.874cm" svg:y="0.992cm" presentation:class="title" presentation:user-transformed="true">
          <draw:text-box>
            <text:p><text:span text:style-name="T28">The 'toolkit'</text:span></text:p>
          </draw:text-box>
        </draw:frame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30" draw:layer="layout" svg:width="8.029cm" svg:height="4.769cm" svg:x="6.604cm" svg:y="14.282cm">
          <draw:text-box>
            <text:p><text:span text:style-name="T29">utils</text:span></text:p>
          </draw:text-box>
        </draw:frame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30" draw:layer="layout" svg:width="8.736cm" svg:height="4.196cm" svg:x="11.43cm" svg:y="6.219cm">
          <draw:text-box>
            <text:p><text:span text:style-name="T29">apps</text:span></text:p>
          </draw:text-box>
        </draw:frame>
        <draw:custom-shape draw:style-name="gr30" draw:text-style-name="P32" draw:layer="layout" svg:width="8.641cm" svg:height="4.48cm" svg:x="18.288cm" svg:y="14.224cm">
          <text:p text:style-name="P12"><text:span text:style-name="T32">apps</text:span><text:span text:style-name="T33"> methods can </text:span></text:p>
          <text:p text:style-name="P12"><text:span text:style-name="T33">use </text:span><text:span text:style-name="T32">utils</text:span><text:span text:style-name="T33"> methods.</text:span></text:p>
          <draw:enhanced-geometry svg:viewBox="0 0 21600 21600" draw:text-areas="800 800 20800 20800" draw:type="round-rectangular-callout" draw:modifiers="6545.98472575793 3653.8272706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2" draw:layer="layout" svg:width="4.572cm" svg:height="5.739cm" draw:transform="rotate (-1.50988433590029) translate (20.296cm 8.89cm)">
          <text:p/>
          <draw:enhanced-geometry svg:viewBox="0 0 21600 21600" draw:text-areas="0 0 21600 21600" draw:type="circular-arrow" draw:modifiers="-97.45585032282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0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12" draw:layer="layout" svg:width="4.572cm" svg:height="5.744cm" draw:transform="rotate (3.11017672705389) translate (18.616cm 15.533cm)">
          <text:p/>
          <draw:enhanced-geometry svg:viewBox="0 0 21600 21600" draw:mirror-vertical="false" draw:mirror-horizontal="true" draw:text-areas="0 0 21600 21600" draw:type="circular-arrow" draw:modifiers="-97.45585032282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5" draw:text-style-name="P29" draw:layer="layout" svg:width="11.867cm" svg:height="2.565cm" svg:x="7.874cm" svg:y="0.992cm" presentation:class="title" presentation:user-transformed="true">
          <draw:text-box>
            <text:p><text:span text:style-name="T28">The 'toolkit'</text:span></text:p>
          </draw:text-box>
        </draw:frame>
        <draw:frame draw:style-name="gr28" draw:text-style-name="P30" draw:layer="layout" svg:width="8.029cm" svg:height="4.769cm" svg:x="6.604cm" svg:y="14.282cm">
          <draw:text-box>
            <text:p><text:span text:style-name="T29">utils</text:span></text:p>
          </draw:text-box>
        </draw:frame>
        <draw:frame draw:style-name="gr29" draw:text-style-name="P30" draw:layer="layout" svg:width="8.736cm" svg:height="4.196cm" svg:x="11.43cm" svg:y="6.219cm">
          <draw:text-box>
            <text:p><text:span text:style-name="T29">apps</text:span></text:p>
          </draw:text-box>
        </draw:frame>
        <draw:custom-shape draw:style-name="gr30" draw:text-style-name="P32" draw:layer="layout" svg:width="8.641cm" svg:height="4.48cm" svg:x="18.796cm" svg:y="15.24cm">
          <text:p text:style-name="P12"><text:span text:style-name="T32">utils</text:span><text:span text:style-name="T33"> methhods should </text:span><text:span text:style-name="T34">never</text:span><text:span text:style-name="T33"> </text:span></text:p>
          <text:p text:style-name="P12"><text:span text:style-name="T33">use </text:span><text:span text:style-name="T32">apps</text:span><text:span text:style-name="T33"> methods.</text:span></text:p>
          <draw:enhanced-geometry svg:viewBox="0 0 21600 21600" draw:text-areas="800 800 20800 20800" draw:type="round-rectangular-callout" draw:modifiers="3434.20504512844 13149.9218924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2" draw:layer="layout" svg:width="8.128cm" svg:height="7.62cm" svg:x="13.462cm" svg:y="9.65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1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3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974cm" svg:y="14.801cm">
            <text:p text:style-name="P12"><text:span text:style-name="T35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974cm" svg:y="12.954cm">
            <text:p text:style-name="P12"><text:span text:style-name="T35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6.974cm" svg:y="10.994cm">
            <text:p text:style-name="P12"><text:span text:style-name="T35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2.411cm" svg:height="0.962cm" svg:x="18.077cm" svg:y="8.89cm">
            <draw:text-box>
              <text:p><text:span text:style-name="T36">debug</text:span></text:p>
            </draw:text-box>
          </draw:frame>
        </draw:g>
        <draw:g>
          <draw:custom-shape draw:style-name="gr16" draw:text-style-name="P33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4.801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2.954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0.581cm" svg:y="10.994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3.249cm" svg:height="0.962cm" svg:x="11.43cm" svg:y="8.89cm">
            <draw:text-box>
              <text:p><text:span text:style-name="T36">whatever</text:span></text:p>
            </draw:text-box>
          </draw:frame>
        </draw:g>
        <draw:g>
          <draw:custom-shape draw:style-name="gr16" draw:text-style-name="P33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6.009cm" svg:y="16.325cm">
            <text:p text:style-name="P12"><text:span text:style-name="T35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6.009cm" svg:y="14.478cm">
            <text:p text:style-name="P12"><text:span text:style-name="T35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6.009cm" svg:y="12.518cm">
            <text:p text:style-name="P12"><text:span text:style-name="T35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2.403cm" svg:height="0.962cm" svg:x="7.113cm" svg:y="10.668cm">
            <draw:text-box>
              <text:p><text:span text:style-name="T36">iframe</text:span></text:p>
            </draw:text-box>
          </draw:frame>
        </draw:g>
        <draw:g>
          <draw:custom-shape draw:style-name="gr16" draw:text-style-name="P33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2.359cm" svg:y="16.833cm">
            <text:p text:style-name="P12"><text:span text:style-name="T35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2.359cm" svg:y="14.986cm">
            <text:p text:style-name="P12"><text:span text:style-name="T35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1.628cm" svg:height="0.962cm" svg:x="13.866cm" svg:y="13.208cm">
            <draw:text-box>
              <text:p><text:span text:style-name="T36">test</text:span></text:p>
            </draw:text-box>
          </draw:frame>
        </draw:g>
        <draw:frame draw:style-name="gr35" draw:text-style-name="P30" draw:layer="layout" svg:width="8.029cm" svg:height="4.196cm" svg:x="9.399cm" svg:y="2.408cm">
          <draw:text-box>
            <text:p><text:span text:style-name="T29">util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2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3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974cm" svg:y="14.801cm">
            <text:p text:style-name="P12"><text:span text:style-name="T35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974cm" svg:y="12.954cm">
            <text:p text:style-name="P12"><text:span text:style-name="T35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6.974cm" svg:y="10.994cm">
            <text:p text:style-name="P12"><text:span text:style-name="T35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2.411cm" svg:height="0.962cm" svg:x="18.077cm" svg:y="8.89cm">
            <draw:text-box>
              <text:p><text:span text:style-name="T36">debug</text:span></text:p>
            </draw:text-box>
          </draw:frame>
        </draw:g>
        <draw:g>
          <draw:custom-shape draw:style-name="gr16" draw:text-style-name="P33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4.801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2.954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0.581cm" svg:y="10.994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3.249cm" svg:height="0.962cm" svg:x="11.43cm" svg:y="8.89cm">
            <draw:text-box>
              <text:p><text:span text:style-name="T36">whatever</text:span></text:p>
            </draw:text-box>
          </draw:frame>
        </draw:g>
        <draw:g>
          <draw:custom-shape draw:style-name="gr16" draw:text-style-name="P33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6.009cm" svg:y="16.325cm">
            <text:p text:style-name="P12"><text:span text:style-name="T35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6.009cm" svg:y="14.478cm">
            <text:p text:style-name="P12"><text:span text:style-name="T35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6.009cm" svg:y="12.518cm">
            <text:p text:style-name="P12"><text:span text:style-name="T35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2.403cm" svg:height="0.962cm" svg:x="7.112cm" svg:y="10.668cm">
            <draw:text-box>
              <text:p><text:span text:style-name="T36">iframe</text:span></text:p>
            </draw:text-box>
          </draw:frame>
        </draw:g>
        <draw:g>
          <draw:custom-shape draw:style-name="gr16" draw:text-style-name="P33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2.359cm" svg:y="16.833cm">
            <text:p text:style-name="P12"><text:span text:style-name="T35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2.359cm" svg:y="14.986cm">
            <text:p text:style-name="P12"><text:span text:style-name="T35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1.628cm" svg:height="0.962cm" svg:x="13.866cm" svg:y="13.208cm">
            <draw:text-box>
              <text:p><text:span text:style-name="T36">test</text:span></text:p>
            </draw:text-box>
          </draw:frame>
        </draw:g>
        <draw:frame draw:style-name="gr35" draw:text-style-name="P30" draw:layer="layout" svg:width="8.029cm" svg:height="4.196cm" svg:x="9.399cm" svg:y="2.408cm">
          <draw:text-box>
            <text:p><text:span text:style-name="T29">utils</text:span></text:p>
          </draw:text-box>
        </draw:frame>
        <draw:custom-shape draw:style-name="gr30" draw:text-style-name="P31" draw:layer="layout" svg:width="9.819cm" svg:height="5.842cm" svg:x="17.867cm" svg:y="0.508cm">
          <text:p text:style-name="P12"><text:span text:style-name="T37">UTILS</text:span><text:span text:style-name="T38"> </text:span><text:span text:style-name="T39">is</text:span><text:span text:style-name="T38"> the class. </text:span></text:p>
          <text:p text:style-name="P12"><text:span text:style-name="T38"/></text:p>
          <text:p text:style-name="P12"><text:span text:style-name="T38">It contains </text:span><text:span text:style-name="T40">all</text:span><text:span text:style-name="T33"> of the methods.</text:span></text:p>
          <draw:enhanced-geometry svg:viewBox="0 0 21600 21600" draw:text-areas="800 800 20800 20800" draw:type="round-rectangular-callout" draw:modifiers="19791.9348268839 6783.50162587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3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3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974cm" svg:y="14.801cm">
            <text:p text:style-name="P12"><text:span text:style-name="T35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974cm" svg:y="12.954cm">
            <text:p text:style-name="P12"><text:span text:style-name="T35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6.974cm" svg:y="10.994cm">
            <text:p text:style-name="P12"><text:span text:style-name="T35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2.411cm" svg:height="0.962cm" svg:x="18.077cm" svg:y="8.89cm">
            <draw:text-box>
              <text:p><text:span text:style-name="T36">debug</text:span></text:p>
            </draw:text-box>
          </draw:frame>
        </draw:g>
        <draw:g>
          <draw:custom-shape draw:style-name="gr16" draw:text-style-name="P33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4.801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2.954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0.581cm" svg:y="10.994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3.249cm" svg:height="0.962cm" svg:x="11.43cm" svg:y="8.89cm">
            <draw:text-box>
              <text:p><text:span text:style-name="T36">whatever</text:span></text:p>
            </draw:text-box>
          </draw:frame>
        </draw:g>
        <draw:g>
          <draw:custom-shape draw:style-name="gr16" draw:text-style-name="P33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6.009cm" svg:y="16.325cm">
            <text:p text:style-name="P12"><text:span text:style-name="T35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6.009cm" svg:y="14.478cm">
            <text:p text:style-name="P12"><text:span text:style-name="T35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6.009cm" svg:y="12.518cm">
            <text:p text:style-name="P12"><text:span text:style-name="T35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2.403cm" svg:height="0.962cm" svg:x="7.113cm" svg:y="10.668cm">
            <draw:text-box>
              <text:p><text:span text:style-name="T36">iframe</text:span></text:p>
            </draw:text-box>
          </draw:frame>
        </draw:g>
        <draw:g>
          <draw:custom-shape draw:style-name="gr16" draw:text-style-name="P33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2.359cm" svg:y="16.833cm">
            <text:p text:style-name="P12"><text:span text:style-name="T35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2.359cm" svg:y="14.986cm">
            <text:p text:style-name="P12"><text:span text:style-name="T35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1.628cm" svg:height="0.962cm" svg:x="13.866cm" svg:y="13.208cm">
            <draw:text-box>
              <text:p><text:span text:style-name="T36">test</text:span></text:p>
            </draw:text-box>
          </draw:frame>
        </draw:g>
        <draw:custom-shape draw:style-name="gr30" draw:text-style-name="P31" draw:layer="layout" svg:width="9.906cm" svg:height="5.842cm" svg:x="17.526cm" svg:y="2.54cm">
          <text:p text:style-name="P12"><text:span text:style-name="T31">(These are just folders which contain</text:span></text:p>
          <text:p text:style-name="P12"><text:span text:style-name="T31">the methods for </text:span><text:span text:style-name="T37">UTILS</text:span><text:span text:style-name="T38">, so it's</text:span></text:p>
          <text:p text:style-name="P12"><text:span text:style-name="T31">easier to organise them.)</text:span></text:p>
          <draw:enhanced-geometry svg:viewBox="0 0 21600 21600" draw:text-areas="800 800 20800 20800" draw:type="round-rectangular-callout" draw:modifiers="-5396.18451599879 25559.1990415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30" draw:layer="layout" svg:width="8.029cm" svg:height="4.196cm" svg:x="9.399cm" svg:y="2.408cm">
          <draw:text-box>
            <text:p><text:span text:style-name="T29">util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4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3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974cm" svg:y="14.801cm">
            <text:p text:style-name="P12"><text:span text:style-name="T35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974cm" svg:y="12.954cm">
            <text:p text:style-name="P12"><text:span text:style-name="T35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6.974cm" svg:y="10.994cm">
            <text:p text:style-name="P12"><text:span text:style-name="T35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2.411cm" svg:height="0.962cm" svg:x="18.077cm" svg:y="8.89cm">
            <draw:text-box>
              <text:p><text:span text:style-name="T36">debug</text:span></text:p>
            </draw:text-box>
          </draw:frame>
        </draw:g>
        <draw:g>
          <draw:custom-shape draw:style-name="gr16" draw:text-style-name="P33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4.801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2.954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0.581cm" svg:y="10.994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3.249cm" svg:height="0.962cm" svg:x="11.43cm" svg:y="8.89cm">
            <draw:text-box>
              <text:p><text:span text:style-name="T36">whatever</text:span></text:p>
            </draw:text-box>
          </draw:frame>
        </draw:g>
        <draw:g>
          <draw:custom-shape draw:style-name="gr16" draw:text-style-name="P33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6.009cm" svg:y="16.325cm">
            <text:p text:style-name="P12"><text:span text:style-name="T35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6.009cm" svg:y="14.478cm">
            <text:p text:style-name="P12"><text:span text:style-name="T35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6.009cm" svg:y="12.518cm">
            <text:p text:style-name="P12"><text:span text:style-name="T35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2.403cm" svg:height="0.962cm" svg:x="7.113cm" svg:y="10.668cm">
            <draw:text-box>
              <text:p><text:span text:style-name="T36">iframe</text:span></text:p>
            </draw:text-box>
          </draw:frame>
        </draw:g>
        <draw:g>
          <draw:custom-shape draw:style-name="gr16" draw:text-style-name="P33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2.359cm" svg:y="16.833cm">
            <text:p text:style-name="P12"><text:span text:style-name="T35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2.359cm" svg:y="14.986cm">
            <text:p text:style-name="P12"><text:span text:style-name="T35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1.628cm" svg:height="0.962cm" svg:x="13.866cm" svg:y="13.208cm">
            <draw:text-box>
              <text:p><text:span text:style-name="T36">test</text:span></text:p>
            </draw:text-box>
          </draw:frame>
        </draw:g>
        <draw:custom-shape draw:style-name="gr30" draw:text-style-name="P31" draw:layer="layout" svg:width="10.668cm" svg:height="5.842cm" svg:x="1.27cm" svg:y="8.382cm">
          <text:p text:style-name="P12"><text:span text:style-name="T31">For example, to call </text:span><text:span text:style-name="T41">quitTest()</text:span><text:span text:style-name="T31">,</text:span></text:p>
          <text:p text:style-name="P12"><text:span text:style-name="T31">you would just use:</text:span></text:p>
          <text:p text:style-name="P12"><text:span text:style-name="T31"/></text:p>
          <text:p text:style-name="P12"><text:span text:style-name="T37">UTILS.quitTest()</text:span></text:p>
          <draw:enhanced-geometry svg:viewBox="0 0 21600 21600" draw:text-areas="800 800 20800 20800" draw:type="round-rectangular-callout" draw:modifiers="24023.3948823695 31204.1074790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30" draw:layer="layout" svg:width="8.029cm" svg:height="4.196cm" svg:x="9.399cm" svg:y="2.408cm">
          <draw:text-box>
            <text:p><text:span text:style-name="T29">util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5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custom-shape draw:style-name="gr16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3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677cm" svg:y="14.293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677cm" svg:y="12.446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6.677cm" svg:y="10.486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4.164cm" svg:height="0.962cm" svg:x="17.018cm" svg:y="8.382cm">
            <draw:text-box>
              <text:p><text:span text:style-name="T36">Marketplace</text:span></text:p>
            </draw:text-box>
          </draw:frame>
        </draw:g>
        <draw:g>
          <draw:custom-shape draw:style-name="gr14" draw:text-style-name="P33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5.668cm" svg:y="15.309cm">
            <text:p text:style-name="P12"><text:span text:style-name="T35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5.668cm" svg:y="13.462cm">
            <text:p text:style-name="P12"><text:span text:style-name="T35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5.668cm" svg:y="11.502cm">
            <text:p text:style-name="P12"><text:span text:style-name="T35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3.216cm" svg:height="0.962cm" svg:x="6.349cm" svg:y="9.836cm">
            <draw:text-box>
              <text:p><text:span text:style-name="T36">Calendar</text:span></text:p>
            </draw:text-box>
          </draw:frame>
        </draw:g>
        <draw:g>
          <draw:custom-shape draw:style-name="gr14" draw:text-style-name="P33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5.153cm" svg:y="15.817cm">
            <text:p text:style-name="P12"><text:span text:style-name="T35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5.153cm" svg:y="13.97cm">
            <text:p text:style-name="P12"><text:span text:style-name="T35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3.038cm" svg:height="0.962cm" svg:x="16.002cm" svg:y="12.246cm">
            <draw:text-box>
              <text:p><text:span text:style-name="T36">Browser</text:span></text:p>
            </draw:text-box>
          </draw:frame>
        </draw:g>
        <draw:frame draw:style-name="gr35" draw:text-style-name="P30" draw:layer="layout" svg:width="8.736cm" svg:height="4.196cm" svg:x="9.298cm" svg:y="2.54cm">
          <draw:text-box>
            <text:p><text:span text:style-name="T29">apps</text:span></text:p>
          </draw:text-box>
        </draw:frame>
        <draw:g>
          <draw:custom-shape draw:style-name="gr14" draw:text-style-name="P33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7.087cm">
            <text:p text:style-name="P12"><text:span text:style-name="T35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5.24cm">
            <text:p text:style-name="P12"><text:span text:style-name="T35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0.581cm" svg:y="13.28cm">
            <text:p text:style-name="P12"><text:span text:style-name="T35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2.822cm" svg:height="0.962cm" svg:x="11.684cm" svg:y="11.176cm">
            <draw:text-box>
              <text:p><text:span text:style-name="T36">Camera</text:span></text:p>
            </draw:text-box>
          </draw:frame>
        </draw:g>
        <presentation:notes draw:style-name="dp2">
          <draw:page-thumbnail draw:style-name="gr11" draw:layer="layout" svg:width="13.968cm" svg:height="10.476cm" svg:x="3.81cm" svg:y="2.123cm" draw:page-number="16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custom-shape draw:style-name="gr16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3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677cm" svg:y="14.293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677cm" svg:y="12.446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6.677cm" svg:y="10.486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4.164cm" svg:height="0.962cm" svg:x="17.018cm" svg:y="8.382cm">
            <draw:text-box>
              <text:p><text:span text:style-name="T36">Marketplace</text:span></text:p>
            </draw:text-box>
          </draw:frame>
        </draw:g>
        <draw:g>
          <draw:custom-shape draw:style-name="gr14" draw:text-style-name="P33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5.668cm" svg:y="15.309cm">
            <text:p text:style-name="P12"><text:span text:style-name="T35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5.668cm" svg:y="13.462cm">
            <text:p text:style-name="P12"><text:span text:style-name="T35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5.668cm" svg:y="11.502cm">
            <text:p text:style-name="P12"><text:span text:style-name="T35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3.216cm" svg:height="0.962cm" svg:x="6.349cm" svg:y="9.836cm">
            <draw:text-box>
              <text:p><text:span text:style-name="T36">Calendar</text:span></text:p>
            </draw:text-box>
          </draw:frame>
        </draw:g>
        <draw:g>
          <draw:custom-shape draw:style-name="gr14" draw:text-style-name="P33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5.153cm" svg:y="15.817cm">
            <text:p text:style-name="P12"><text:span text:style-name="T35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5.153cm" svg:y="13.97cm">
            <text:p text:style-name="P12"><text:span text:style-name="T35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3.038cm" svg:height="0.962cm" svg:x="16.002cm" svg:y="12.246cm">
            <draw:text-box>
              <text:p><text:span text:style-name="T36">Browser</text:span></text:p>
            </draw:text-box>
          </draw:frame>
        </draw:g>
        <draw:frame draw:style-name="gr35" draw:text-style-name="P30" draw:layer="layout" svg:width="8.736cm" svg:height="4.196cm" svg:x="9.298cm" svg:y="2.54cm">
          <draw:text-box>
            <text:p><text:span text:style-name="T29">apps</text:span></text:p>
          </draw:text-box>
        </draw:frame>
        <draw:g>
          <draw:custom-shape draw:style-name="gr14" draw:text-style-name="P33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7.087cm">
            <text:p text:style-name="P12"><text:span text:style-name="T35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5.24cm">
            <text:p text:style-name="P12"><text:span text:style-name="T35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0.581cm" svg:y="13.28cm">
            <text:p text:style-name="P12"><text:span text:style-name="T35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2.822cm" svg:height="0.962cm" svg:x="11.684cm" svg:y="11.176cm">
            <draw:text-box>
              <text:p><text:span text:style-name="T36">Camera</text:span></text:p>
            </draw:text-box>
          </draw:frame>
        </draw:g>
        <draw:custom-shape draw:style-name="gr30" draw:text-style-name="P31" draw:layer="layout" svg:width="9.819cm" svg:height="5.842cm" svg:x="17.78cm" svg:y="14.478cm">
          <text:p text:style-name="P12"><text:span text:style-name="T37">The folders</text:span><text:span text:style-name="T38"> </text:span><text:span text:style-name="T42">are </text:span><text:span text:style-name="T38">the classes. </text:span></text:p>
          <text:p text:style-name="P12"><text:span text:style-name="T38"/></text:p>
          <text:p text:style-name="P12"><text:span text:style-name="T38">They contain</text:span><text:span text:style-name="T33"> only the </text:span></text:p>
          <text:p text:style-name="P12"><text:span text:style-name="T33">methods in that folder.</text:span></text:p>
          <draw:enhanced-geometry svg:viewBox="0 0 21600 21600" draw:text-areas="800 800 20800 20800" draw:type="round-rectangular-callout" draw:modifiers="19791.9348268839 6783.50162587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7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custom-shape draw:style-name="gr16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3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677cm" svg:y="14.293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677cm" svg:y="12.446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6.677cm" svg:y="10.486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4.164cm" svg:height="0.962cm" svg:x="17.018cm" svg:y="8.382cm">
            <draw:text-box>
              <text:p><text:span text:style-name="T36">Marketplace</text:span></text:p>
            </draw:text-box>
          </draw:frame>
        </draw:g>
        <draw:g>
          <draw:custom-shape draw:style-name="gr14" draw:text-style-name="P33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5.668cm" svg:y="15.309cm">
            <text:p text:style-name="P12"><text:span text:style-name="T35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5.668cm" svg:y="13.462cm">
            <text:p text:style-name="P12"><text:span text:style-name="T35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5.668cm" svg:y="11.502cm">
            <text:p text:style-name="P12"><text:span text:style-name="T35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3.216cm" svg:height="0.962cm" svg:x="6.349cm" svg:y="9.836cm">
            <draw:text-box>
              <text:p><text:span text:style-name="T36">Calendar</text:span></text:p>
            </draw:text-box>
          </draw:frame>
        </draw:g>
        <draw:g>
          <draw:custom-shape draw:style-name="gr14" draw:text-style-name="P33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5.153cm" svg:y="15.817cm">
            <text:p text:style-name="P12"><text:span text:style-name="T35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5.153cm" svg:y="13.97cm">
            <text:p text:style-name="P12"><text:span text:style-name="T35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3.038cm" svg:height="0.962cm" svg:x="16.002cm" svg:y="12.246cm">
            <draw:text-box>
              <text:p><text:span text:style-name="T36">Browser</text:span></text:p>
            </draw:text-box>
          </draw:frame>
        </draw:g>
        <draw:frame draw:style-name="gr35" draw:text-style-name="P30" draw:layer="layout" svg:width="8.736cm" svg:height="4.196cm" svg:x="9.298cm" svg:y="2.54cm">
          <draw:text-box>
            <text:p><text:span text:style-name="T29">apps</text:span></text:p>
          </draw:text-box>
        </draw:frame>
        <draw:g>
          <draw:custom-shape draw:style-name="gr14" draw:text-style-name="P33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7.087cm">
            <text:p text:style-name="P12"><text:span text:style-name="T35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5.24cm">
            <text:p text:style-name="P12"><text:span text:style-name="T35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0.581cm" svg:y="13.28cm">
            <text:p text:style-name="P12"><text:span text:style-name="T35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4" draw:layer="layout" svg:width="2.822cm" svg:height="0.962cm" svg:x="11.684cm" svg:y="11.176cm">
            <draw:text-box>
              <text:p><text:span text:style-name="T36">Camera</text:span></text:p>
            </draw:text-box>
          </draw:frame>
        </draw:g>
        <draw:custom-shape draw:style-name="gr30" draw:text-style-name="P31" draw:layer="layout" svg:width="9.819cm" svg:height="5.842cm" svg:x="1.27cm" svg:y="12.446cm">
          <text:p text:style-name="P12"><text:span text:style-name="T33">For example, to call </text:span><text:span text:style-name="T43">open_url</text:span></text:p>
          <text:p text:style-name="P12"><text:span text:style-name="T44">you would use:</text:span></text:p>
          <text:p text:style-name="P12"><text:span text:style-name="T44"/></text:p>
          <text:p text:style-name="P12"><text:span text:style-name="T45">Browser.open_url()</text:span></text:p>
          <draw:enhanced-geometry svg:viewBox="0 0 21600 21600" draw:text-areas="800 800 20800 20800" draw:type="round-rectangular-callout" draw:modifiers="32604.5621181263 18927.2633920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8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draw:custom-shape draw:style-name="gr24" draw:text-style-name="P24" draw:layer="layout" svg:width="13.762cm" svg:height="2.539cm" svg:x="1.463cm" svg:y="3.303cm">
          <text:p text:style-name="P22"><text:span text:style-name="T20">from OWDTestToolkit.global_imports import *</text:span></text:p>
          <text:p text:style-name="P22"><text:span text:style-name="T2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13.762cm" svg:height="1.264cm" svg:x="1.472cm" svg:y="7.626cm">
          <text:p text:style-name="P22"><text:span text:style-name="T20"><text:s text:c="4"/></text:span><text:span text:style-name="T20">def clickOrSomething(self):</text:span></text:p>
          <text:p text:style-name="P22"><text:span text:style-name="T20"><text:s text:c="8"/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14.719cm" svg:height="0.762cm" svg:x="0.508cm" svg:y="2.286cm">
          <text:p text:style-name="P12"><text:span text:style-name="T21">Code sections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11.644cm" svg:height="2.539cm" svg:x="15.791cm" svg:y="3.303cm">
          <text:p text:style-name="P22"><text:span text:style-name="T22">Standard external files required for these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11.644cm" svg:height="1.264cm" svg:x="15.782cm" svg:y="7.626cm">
          <text:p text:style-name="P22"><text:span text:style-name="T22">Method to 'do stuff'.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1.644cm" svg:height="0.762cm" svg:x="15.791cm" svg:y="2.286cm">
          <text:p text:style-name="P12"><text:span text:style-name="T21">Descrip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2.539cm" svg:x="0.551cm" svg:y="3.303cm">
          <text:p text:style-name="P12"><text:span text:style-name="T26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1.264cm" svg:x="0.551cm" svg:y="7.626cm">
          <text:p text:style-name="P12"><text:span text:style-name="T26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13.762cm" svg:height="1.264cm" svg:x="1.481cm" svg:y="6.102cm">
          <text:p text:style-name="P22"><text:span text:style-name="T20">class main(GaiaTestCase)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11.644cm" svg:height="1.264cm" svg:x="15.791cm" svg:y="6.102cm">
          <text:p text:style-name="P22"><text:span text:style-name="T22">The class definition (which you reference in section </text:span><text:span text:style-name="T23">4</text:span><text:span text:style-name="T46"> of the test_x.py scripts). The Class name is always 'main').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1.264cm" svg:x="0.56cm" svg:y="6.102cm">
          <text:p text:style-name="P12"><text:span text:style-name="T26">2</text:span></text:p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6.594cm" svg:height="1.119cm" svg:x="11.176cm" svg:y="0.816cm">
          <draw:text-box>
            <text:p><text:span text:style-name="T27">A toolkit method</text:span></text:p>
          </draw:text-box>
        </draw:frame>
        <draw:line draw:style-name="gr36" draw:text-style-name="P12" draw:layer="layout" svg:x1="7.366cm" svg:y1="12.954cm" svg:x2="7.366cm" svg:y2="9.398cm">
          <text:p/>
        </draw:line>
        <draw:frame draw:style-name="gr22" draw:text-style-name="P35" draw:layer="layout" svg:width="7.313cm" svg:height="0.839cm" svg:x="3.81cm" svg:y="12.954cm">
          <draw:text-box>
            <text:p><text:span text:style-name="T47">(The only part that changes.)</text:span></text:p>
          </draw:text-box>
        </draw:frame>
        <draw:custom-shape draw:style-name="gr37" draw:text-style-name="P12" draw:layer="layout" svg:width="13.521cm" svg:height="2.286cm" svg:x="1.211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8cm" svg:height="10.476cm" svg:x="3.81cm" svg:y="2.123cm" draw:page-number="19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draw:custom-shape draw:style-name="gr38" draw:text-style-name="P12" draw:layer="layout" svg:width="26.177cm" svg:height="3.81cm" svg:x="1.001cm" svg:y="14.2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6.177cm" svg:height="2.286cm" svg:x="1.001cm" svg:y="11.6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6.177cm" svg:height="3.81cm" svg:x="1.001cm" svg:y="7.6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6.177cm" svg:height="3.81cm" svg:x="1.001cm" svg:y="3.556cm">
          <text:p/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8.046cm" svg:height="1.119cm" svg:x="10.16cm" svg:y="0.817cm">
          <draw:text-box>
            <text:p><text:span text:style-name="T27">Adding to the toolkit</text:span></text:p>
          </draw:text-box>
        </draw:frame>
        <draw:frame draw:style-name="gr39" draw:layer="layout" svg:width="26.177cm" svg:height="18.489cm" svg:x="1.001cm" svg:y="2.186cm">
          <draw:text-box>
            <text:p text:style-name="P12">You will need to update some files (in blue) when you make additions to utils or apps:</text:p>
            <text:p/>
            <text:p><text:span text:style-name="T48">New app class:</text:span></text:p>
            <text:p><text:span text:style-name="T49">OWD_TEST_TOOLKIT/</text:span></text:p>
            <text:p><text:span text:style-name="T49"><text:s text:c="16"/></text:span><text:span text:style-name="T49">|_ </text:span><text:span text:style-name="T50">setup.py</text:span></text:p>
            <text:p><text:span text:style-name="T49"><text:s text:c="16"/></text:span><text:span text:style-name="T49">|_ OWDTestToolkit/</text:span></text:p>
            <text:p><text:span text:style-name="T49"><text:s text:c="33"/></text:span><text:span text:style-name="T49">|_ apps/</text:span></text:p>
            <text:p><text:span text:style-name="T49"><text:s text:c="33"/></text:span><text:span text:style-name="T49">|_ </text:span><text:span text:style-name="T50">__init__.py</text:span></text:p>
            <text:p><text:span text:style-name="T51"/></text:p>
            <text:p><text:span text:style-name="T48">New app method:</text:span></text:p>
            <text:p><text:span text:style-name="T49">OWD_TEST_TOOLKIT/</text:span></text:p>
            <text:p><text:span text:style-name="T49"><text:s text:c="16"/></text:span><text:span text:style-name="T49">|_ OWDTestToolkit/</text:span></text:p>
            <text:p><text:span text:style-name="T49"><text:s text:c="33"/></text:span><text:span text:style-name="T49">|_ apps/</text:span></text:p>
            <text:p><text:span text:style-name="T49"><text:s text:c="40"/></text:span><text:span text:style-name="T49">|_ </text:span><text:span text:style-name="T52">&lt;class</text:span><text:span text:style-name="T53">&gt;/</text:span></text:p>
            <text:p><text:span text:style-name="T49"><text:s text:c="50"/></text:span><text:span text:style-name="T49">|_ </text:span><text:span text:style-name="T50">__main__.py</text:span></text:p>
            <text:p><text:span text:style-name="T51"/></text:p>
            <text:p><text:span text:style-name="T48">New utils folder:</text:span></text:p>
            <text:p><text:span text:style-name="T49">OWD_TEST_TOOLKIT/</text:span></text:p>
            <text:p><text:span text:style-name="T49"><text:s text:c="16"/></text:span><text:span text:style-name="T49">|_ </text:span><text:span text:style-name="T50">setup.py</text:span></text:p>
            <text:p><text:span text:style-name="T51"/></text:p>
            <text:p><text:span text:style-name="T48">New utils method:</text:span></text:p>
            <text:p><text:span text:style-name="T49">OWD_TEST_TOOLKIT/</text:span></text:p>
            <text:p><text:span text:style-name="T49"><text:s text:c="16"/></text:span><text:span text:style-name="T49">|_ OWDTestToolkit/</text:span></text:p>
            <text:p><text:span text:style-name="T49"><text:s text:c="33"/></text:span><text:span text:style-name="T49">|_ utils/</text:span></text:p>
            <text:p><text:span text:style-name="T49"><text:s text:c="40"/></text:span><text:span text:style-name="T49">|_ </text:span><text:span text:style-name="T52">&lt;folder</text:span><text:span text:style-name="T53">&gt;/</text:span></text:p>
            <text:p><text:span text:style-name="T49"><text:s text:c="50"/></text:span><text:span text:style-name="T49">|_ </text:span><text:span text:style-name="T50">__main__.py</text:span></text:p>
            <text:p><text:span text:style-name="T50"/></text:p>
            <text:p><text:span text:style-name="T54"/></text:p>
            <text:p text:style-name="P12"><text:span text:style-name="T55">(</text:span><text:span text:style-name="T56">NOTE:</text:span><text:span text:style-name="T55"> To use or test your changes, you will need to run “./install.sh” again.)</text:span></text:p>
            <text:p><text:span text:style-name="T57"/></text:p>
          </draw:text-box>
        </draw:frame>
        <presentation:notes draw:style-name="dp2">
          <draw:page-thumbnail draw:style-name="gr1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306 306" svg:d="m153 0 153 306h-30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0T16:05:02</meta:creation-date>
    <dc:date>2013-06-10T13:38:32</dc:date>
    <meta:editing-duration>PT10H38M36S</meta:editing-duration>
    <meta:editing-cycles>182</meta:editing-cycles>
    <meta:generator>LibreOffice/3.5$Linux_x86 LibreOffice_project/350m1$Build-2</meta:generator>
    <meta:document-statistic meta:object-count="366"/>
  </office:meta>
</office:document-meta>
</file>